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Garamond" svg:font-family="Garamond" style:font-family-generic="roman" style:font-pitch="variable"/>
    <style:font-face style:name="Noto Sans Disp" svg:font-family="'Noto Sans Disp'" style:font-family-generic="roman" style:font-pitch="variable"/>
    <style:font-face style:name="Noto Serif Georgian" svg:font-family="'Noto Serif Georgian'" style:font-family-generic="roman" style:font-pitch="variable"/>
    <style:font-face style:name="Noto Sans Disp1" svg:font-family="'Noto Sans Disp'"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Noto Sans Disp2" svg:font-family="'Noto Sans Disp'"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8306in" fo:margin-top="0in" fo:margin-bottom="0in" table:align="center" style:writing-mode="lr-tb"/>
    </style:style>
    <style:style style:name="Table1.A" style:family="table-column">
      <style:table-column-properties style:column-width="1.4174in"/>
    </style:style>
    <style:style style:name="Table1.B" style:family="table-column">
      <style:table-column-properties style:column-width="4.4132in"/>
    </style:style>
    <style:style style:name="Table1.1" style:family="table-row">
      <style:table-row-properties fo:keep-together="auto"/>
    </style:style>
    <style:style style:name="Table1.A1" style:family="table-cell">
      <style:table-cell-properties fo:background-color="#003366" fo:padding-left="0.075in" fo:padding-right="0.075in" fo:padding-top="0in" fo:padding-bottom="0in" fo:border-left="none" fo:border-right="0.75pt solid #00000a" fo:border-top="0.75pt solid #00000a" fo:border-bottom="0.75pt solid #00000a">
        <style:background-image/>
      </style:table-cell-properties>
    </style:style>
    <style:style style:name="Table1.B1" style:family="table-cell">
      <style:table-cell-properties fo:background-color="#003366" fo:padding-left="0.075in" fo:padding-right="0.075in" fo:padding-top="0in" fo:padding-bottom="0in" fo:border-left="0.75pt solid #00000a" fo:border-right="none" fo:border-top="0.75pt solid #00000a" fo:border-bottom="0.75pt solid #00000a">
        <style:background-image/>
      </style:table-cell-properties>
    </style:style>
    <style:style style:name="Table1.A2" style:family="table-cell">
      <style:table-cell-properties style:vertical-align="middle" fo:background-color="#e6e6e6" fo:padding-left="0.075in" fo:padding-right="0.075in" fo:padding-top="0in" fo:padding-bottom="0in" fo:border-left="none" fo:border-right="0.75pt solid #00000a" fo:border-top="0.75pt solid #00000a" fo:border-bottom="0.75pt solid #00000a">
        <style:background-image/>
      </style:table-cell-properties>
    </style:style>
    <style:style style:name="Table1.B2" style:family="table-cell">
      <style:table-cell-properties fo:padding-left="0.075in" fo:padding-right="0.075in" fo:padding-top="0in" fo:padding-bottom="0in" fo:border-left="0.75pt solid #00000a" fo:border-right="none" fo:border-top="0.75pt solid #00000a" fo:border-bottom="0.75pt solid #00000a"/>
    </style:style>
    <style:style style:name="Table1.B3" style:family="table-cell">
      <style:table-cell-properties fo:padding-left="0.075in" fo:padding-right="0.075in" fo:padding-top="0in" fo:padding-bottom="0in" fo:border-left="0.75pt solid #00000a" fo:border-right="none" fo:border-top="0.75pt solid #00000a" fo:border-bottom="0.75pt solid #00000a"/>
    </style:style>
    <style:style style:name="Table1.B4" style:family="table-cell">
      <style:table-cell-properties fo:padding-left="0.075in" fo:padding-right="0.075in" fo:padding-top="0in" fo:padding-bottom="0in" fo:border-left="0.75pt solid #00000a" fo:border-right="none" fo:border-top="0.75pt solid #00000a" fo:border-bottom="0.75pt solid #00000a"/>
    </style:style>
    <style:style style:name="P1" style:family="paragraph" style:parent-style-name="Footer">
      <style:paragraph-properties fo:text-align="center" style:justify-single-word="false"/>
      <style:text-properties fo:font-size="10pt" officeooo:rsid="00383a9c" officeooo:paragraph-rsid="00383a9c" style:font-size-asian="10pt" style:font-size-complex="10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1pt" style:text-underline-style="none" fo:font-weight="normal" officeooo:rsid="00283f63" officeooo:paragraph-rsid="00283f63" style:font-size-asian="9.60000038146973pt" style:font-weight-asian="normal" style:font-size-complex="11pt" style:font-weight-complex="normal"/>
    </style:style>
    <style:style style:name="P3"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4pt" style:text-underline-style="none" fo:font-weight="bold" officeooo:rsid="0010eec6" officeooo:paragraph-rsid="0017ab17" style:font-size-asian="14pt" style:font-weight-asian="bold" style:font-size-complex="14pt" style:font-weight-complex="bold"/>
    </style:style>
    <style:style style:name="P4"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4pt" style:text-underline-style="none" fo:font-weight="bold" officeooo:rsid="0010eec6" officeooo:paragraph-rsid="0039cf49" style:font-size-asian="14pt" style:font-weight-asian="bold" style:font-size-complex="14pt" style:font-weight-complex="bold"/>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3pt" style:text-underline-style="none" fo:font-weight="bold" officeooo:rsid="002260a4" officeooo:paragraph-rsid="00239f7f" style:font-size-asian="13pt" style:font-weight-asian="bold" style:font-size-complex="13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2pt" style:text-underline-style="none" fo:font-weight="bold" officeooo:rsid="000ff654" officeooo:paragraph-rsid="00239f7f" style:font-size-asian="12pt" style:font-weight-asian="bold" style:font-size-complex="12pt" style:font-weight-complex="bold"/>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1pt" style:text-underline-style="none" fo:font-weight="normal" officeooo:rsid="00107455" officeooo:paragraph-rsid="0039cf49" style:font-size-asian="9.60000038146973pt" style:font-weight-asian="normal" style:font-size-complex="11pt" style:font-weight-complex="normal"/>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1pt" style:text-underline-style="none" fo:font-weight="normal" officeooo:rsid="001373f1" officeooo:paragraph-rsid="0017ab17" style:font-size-asian="9.60000038146973pt" style:font-weight-asian="normal" style:font-size-complex="11pt" style:font-weight-complex="normal"/>
    </style:style>
    <style:style style:name="P9"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17ab17" officeooo:paragraph-rsid="0017ab17" style:font-size-asian="9.60000038146973pt" style:font-weight-asian="normal" style:font-size-complex="11pt" style:font-weight-complex="normal"/>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1pt" style:text-underline-style="none" fo:font-weight="normal" officeooo:rsid="000ff654" officeooo:paragraph-rsid="00239f7f" style:font-size-asian="9.60000038146973pt" style:font-weight-asian="normal" style:font-size-complex="11pt" style:font-weight-complex="normal"/>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18c1b8" officeooo:paragraph-rsid="001d96d1" style:font-size-asian="9.60000038146973pt" style:font-weight-asian="normal" style:font-size-complex="11pt" style:font-weight-complex="normal"/>
    </style:style>
    <style:style style:name="P12"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14635c" officeooo:paragraph-rsid="001f8b46" style:font-size-asian="9.60000038146973pt" style:font-weight-asian="normal" style:font-size-complex="11pt" style:font-weight-complex="normal"/>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1pt" style:text-underline-style="none" fo:font-weight="normal" officeooo:rsid="00283f63" officeooo:paragraph-rsid="004fb6f5" style:font-size-asian="9.60000038146973pt" style:font-weight-asian="normal" style:font-size-complex="11pt" style:font-weight-complex="normal"/>
    </style:style>
    <style:style style:name="P14"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283f63" officeooo:paragraph-rsid="005ed743" style:font-size-asian="9.60000038146973pt" style:font-weight-asian="normal" style:font-size-complex="11pt" style:font-weight-complex="normal"/>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283f63" officeooo:paragraph-rsid="0062cdda" style:font-size-asian="9.60000038146973pt" style:font-weight-asian="normal" style:font-size-complex="11pt" style:font-weight-complex="normal"/>
    </style:style>
    <style:style style:name="P16"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4fb6f5" officeooo:paragraph-rsid="00590d89" style:font-size-asian="9.60000038146973pt" style:font-weight-asian="normal" style:font-size-complex="11pt" style:font-weight-complex="normal"/>
    </style:style>
    <style:style style:name="P17"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55e56a" officeooo:paragraph-rsid="004fb6f5" style:font-size-asian="9.60000038146973pt" style:font-weight-asian="normal" style:font-size-complex="11pt" style:font-weight-complex="normal"/>
    </style:style>
    <style:style style:name="P18"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1pt" style:text-underline-style="none" fo:font-weight="normal" officeooo:rsid="0055e56a" officeooo:paragraph-rsid="0055e56a" style:font-size-asian="9.60000038146973pt" style:font-weight-asian="normal" style:font-size-complex="11pt" style:font-weight-complex="normal"/>
    </style:style>
    <style:style style:name="P1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Noto Serif Georgian" fo:font-size="11pt" style:text-underline-style="none" fo:font-weight="normal" officeooo:rsid="006111ee" officeooo:paragraph-rsid="006111ee" style:font-size-asian="9.60000038146973pt" style:font-weight-asian="normal" style:font-size-complex="11pt" style:font-weight-complex="normal"/>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Noto Serif Georgian" fo:font-size="11pt" style:text-underline-style="none" fo:font-weight="normal" officeooo:rsid="006111ee" officeooo:paragraph-rsid="0062cdda" style:font-size-asian="9.60000038146973pt" style:font-weight-asian="normal" style:font-size-complex="11pt" style:font-weight-complex="normal"/>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Noto Serif Georgian" fo:font-size="11pt" style:text-underline-style="none" fo:font-weight="normal" officeooo:rsid="006111ee" officeooo:paragraph-rsid="0068fbae" style:font-size-asian="9.60000038146973pt" style:font-weight-asian="normal" style:font-size-complex="11pt" style:font-weight-complex="normal"/>
    </style:style>
    <style:style style:name="P2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Noto Serif Georgian" fo:font-size="11pt" officeooo:rsid="005de6b6" officeooo:paragraph-rsid="005ed743" style:font-size-asian="9.60000038146973pt" style:font-size-complex="11pt"/>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2pt" style:text-underline-style="none" fo:font-weight="bold" officeooo:rsid="000ff654" officeooo:paragraph-rsid="004fb6f5" style:font-size-asian="12pt" style:font-weight-asian="bold" style:font-size-complex="12pt" style:font-weight-complex="bold"/>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2pt" style:text-underline-style="none" fo:font-weight="bold" officeooo:rsid="000ff654" officeooo:paragraph-rsid="005ed743" style:font-size-asian="12pt" style:font-weight-asian="bold" style:font-size-complex="12pt" style:font-weight-complex="bold"/>
    </style:style>
    <style:style style:name="P25"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2pt" style:text-underline-style="none" fo:font-weight="bold" officeooo:rsid="000ff654" officeooo:paragraph-rsid="0062cdda" style:font-size-asian="12pt" style:font-weight-asian="bold" style:font-size-complex="12pt" style:font-weight-complex="bold"/>
    </style:style>
    <style:style style:name="P26"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Noto Serif Georgian" fo:font-size="13pt" style:text-underline-style="none" fo:font-weight="bold" officeooo:rsid="0018c1b8" officeooo:paragraph-rsid="002260a4" style:font-size-asian="13pt" style:font-weight-asian="bold" style:font-size-complex="13pt" style:font-weight-complex="bold"/>
    </style:style>
    <style:style style:name="P2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5pt" style:text-underline-style="none" fo:font-weight="bold" officeooo:rsid="000ff654" officeooo:paragraph-rsid="0039cf49" style:font-size-asian="15pt" style:font-weight-asian="bold" style:font-size-complex="15pt" style:font-weight-complex="bold"/>
    </style:style>
    <style:style style:name="P2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Noto Serif Georgian" fo:font-size="15pt" style:text-underline-style="none" fo:font-weight="bold" officeooo:rsid="000ff654" officeooo:paragraph-rsid="006d7fe9" style:font-size-asian="15pt" style:font-weight-asian="bold" style:font-size-complex="15pt" style:font-weight-complex="bold"/>
    </style:style>
    <style:style style:name="P2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1pt" fo:language="en" fo:country="US" officeooo:paragraph-rsid="0039cf49" fo:background-color="#ffff00" style:font-size-asian="9.60000038146973pt" style:font-size-complex="11pt"/>
    </style:style>
    <style:style style:name="P3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1pt" fo:language="en" fo:country="US" officeooo:paragraph-rsid="006d7fe9" fo:background-color="#ffff00" style:font-size-asian="9.60000038146973pt" style:font-size-complex="11pt"/>
    </style:style>
    <style:style style:name="P31" style:family="paragraph" style:parent-style-name="Standard">
      <style:text-properties style:font-name="Noto Serif Georgian" fo:font-size="11pt" fo:font-style="normal" officeooo:rsid="006ac77c" officeooo:paragraph-rsid="0068fbae" style:font-size-asian="9.60000038146973pt" style:font-style-asian="normal" style:font-size-complex="11pt" style:font-style-complex="normal"/>
    </style:style>
    <style:style style:name="P32" style:family="paragraph" style:parent-style-name="Standard">
      <style:text-properties style:font-name="Noto Serif Georgian" fo:font-size="11pt" fo:font-style="normal" officeooo:rsid="006b6302" officeooo:paragraph-rsid="006b6302" style:font-size-asian="9.60000038146973pt" style:font-style-asian="normal" style:font-size-complex="11pt" style:font-style-complex="normal"/>
    </style:style>
    <style:style style:name="P33" style:family="paragraph" style:parent-style-name="Standard" style:list-style-name="L1">
      <style:paragraph-properties fo:margin-top="0in" fo:margin-bottom="0in" loext:contextual-spacing="false" fo:text-align="justify" style:justify-single-word="false"/>
      <style:text-properties style:font-name="Noto Serif Georgian" fo:font-size="13pt" style:text-underline-style="none" fo:font-weight="bold" officeooo:rsid="00283f63" officeooo:paragraph-rsid="00283f63" style:font-size-asian="13pt" style:font-weight-asian="bold" style:font-size-complex="13pt" style:font-weight-complex="bold"/>
    </style:style>
    <style:style style:name="P34" style:family="paragraph" style:parent-style-name="Standard" style:list-style-name="L1">
      <style:paragraph-properties fo:margin-top="0in" fo:margin-bottom="0in" loext:contextual-spacing="false" fo:text-align="justify" style:justify-single-word="false"/>
      <style:text-properties style:font-name="Noto Serif Georgian" fo:font-size="13pt" style:text-underline-style="none" fo:font-weight="bold" officeooo:rsid="002855a8" officeooo:paragraph-rsid="002855a8" style:font-size-asian="13pt" style:font-weight-asian="bold" style:font-size-complex="13pt" style:font-weight-complex="bold"/>
    </style:style>
    <style:style style:name="P35" style:family="paragraph" style:parent-style-name="Standard" style:list-style-name="L1">
      <style:paragraph-properties fo:margin-top="0in" fo:margin-bottom="0in" loext:contextual-spacing="false" fo:text-align="justify" style:justify-single-word="false"/>
      <style:text-properties style:font-name="Noto Serif Georgian" fo:font-size="11pt" style:text-underline-style="none" fo:font-weight="normal" officeooo:rsid="002a7375" officeooo:paragraph-rsid="002a7375" style:font-size-asian="9.60000038146973pt" style:font-weight-asian="normal" style:font-size-complex="11pt" style:font-weight-complex="normal"/>
    </style:style>
    <style:style style:name="P36" style:family="paragraph" style:parent-style-name="Standard" style:list-style-name="L1">
      <style:paragraph-properties fo:margin-top="0in" fo:margin-bottom="0in" loext:contextual-spacing="false" fo:line-height="100%" fo:text-align="justify" style:justify-single-word="false"/>
      <style:text-properties style:font-name="Noto Serif Georgian" fo:font-size="11pt" style:text-underline-style="none" fo:font-weight="normal" officeooo:rsid="002a7375" officeooo:paragraph-rsid="002d64b7" style:font-size-asian="11pt" style:font-weight-asian="normal" style:font-size-complex="11pt" style:font-weight-complex="normal"/>
    </style:style>
    <style:style style:name="P37" style:family="paragraph" style:parent-style-name="Standard" style:list-style-name="L1">
      <style:paragraph-properties fo:margin-top="0in" fo:margin-bottom="0in" loext:contextual-spacing="false" fo:line-height="100%" fo:text-align="justify" style:justify-single-word="false"/>
      <style:text-properties style:font-name="Noto Serif Georgian" fo:font-size="11pt" fo:language="el" fo:country="GR" style:text-underline-style="none" fo:font-weight="normal" officeooo:rsid="002f6c08" officeooo:paragraph-rsid="002f6c08" style:font-name-asian="Times New Roman" style:font-size-asian="11pt" style:font-weight-asian="normal" style:font-name-complex="Times New Roman" style:font-size-complex="11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style:font-name="Noto Serif Georgian" fo:font-size="11pt" fo:language="el" fo:country="GR" style:text-underline-style="none" fo:font-weight="normal" officeooo:rsid="002f6c08" officeooo:paragraph-rsid="002f6c08" style:font-name-asian="Times New Roman" style:font-size-asian="11pt" style:font-weight-asian="normal" style:font-name-complex="Times New Roman" style:font-size-complex="11pt" style:font-weight-complex="normal"/>
    </style:style>
    <style:style style:name="P39" style:family="paragraph" style:parent-style-name="Standard" style:list-style-name="L2">
      <style:paragraph-properties fo:margin-top="0in" fo:margin-bottom="0in" loext:contextual-spacing="false" fo:line-height="100%" fo:text-align="justify" style:justify-single-word="false">
        <style:tab-stops/>
      </style:paragraph-properties>
      <style:text-properties style:font-name="Noto Serif Georgian" fo:font-size="11pt" officeooo:paragraph-rsid="0044070f" style:font-size-asian="11pt" style:font-size-complex="11pt"/>
    </style:style>
    <style:style style:name="P40" style:family="paragraph" style:parent-style-name="Standard">
      <style:paragraph-properties fo:margin-top="0in" fo:margin-bottom="0in" loext:contextual-spacing="false" fo:line-height="100%" fo:text-align="justify" style:justify-single-word="false">
        <style:tab-stops/>
      </style:paragraph-properties>
      <style:text-properties style:font-name="Noto Serif Georgian" fo:font-size="11pt" officeooo:rsid="004ea0ec" officeooo:paragraph-rsid="005ed743" style:font-size-asian="11pt" style:font-size-complex="11pt"/>
    </style:style>
    <style:style style:name="P41" style:family="paragraph" style:parent-style-name="Standard">
      <style:paragraph-properties fo:margin-left="0in" fo:margin-right="-0.3354in" fo:margin-top="0in" fo:margin-bottom="0in" loext:contextual-spacing="false" fo:line-height="100%" fo:text-align="justify" style:justify-single-word="false" fo:text-indent="0in" style:auto-text-indent="false"/>
      <style:text-properties style:font-name="Noto Serif Georgian" fo:font-size="11pt" officeooo:paragraph-rsid="003ff47a" style:font-size-asian="11pt" style:font-name-complex="Arial" style:font-size-complex="11pt"/>
    </style:style>
    <style:style style:name="P42" style:family="paragraph" style:parent-style-name="Standard">
      <style:paragraph-properties fo:margin-left="0in" fo:margin-right="-0.3354in" fo:margin-top="0in" fo:margin-bottom="0in" loext:contextual-spacing="false" fo:line-height="100%" fo:text-align="justify" style:justify-single-word="false" fo:text-indent="0in" style:auto-text-indent="false"/>
      <style:text-properties style:font-name="Noto Serif Georgian" fo:font-size="11pt" officeooo:paragraph-rsid="006d7fe9" style:font-size-asian="11pt" style:font-size-complex="11pt"/>
    </style:style>
    <style:style style:name="P43" style:family="paragraph" style:parent-style-name="Standard">
      <style:paragraph-properties fo:margin-left="0in" fo:margin-right="-0.3354in" fo:margin-top="0in" fo:margin-bottom="0in" loext:contextual-spacing="false" fo:line-height="100%" fo:text-align="justify" style:justify-single-word="false" fo:text-indent="0in" style:auto-text-indent="false"/>
      <style:text-properties style:font-name="Noto Serif Georgian" fo:font-size="11pt" fo:font-style="normal" officeooo:rsid="006b6302" officeooo:paragraph-rsid="006d7fe9" style:font-size-asian="11pt" style:font-style-asian="normal" style:font-size-complex="11pt" style:font-style-complex="normal"/>
    </style:style>
    <style:style style:name="P44" style:family="paragraph" style:parent-style-name="Standard" style:list-style-name="L2">
      <style:paragraph-properties fo:margin-top="0in" fo:margin-bottom="0.0835in" loext:contextual-spacing="false" fo:line-height="100%" fo:text-align="justify" style:justify-single-word="false">
        <style:tab-stops/>
      </style:paragraph-properties>
      <style:text-properties style:font-name="Noto Serif Georgian" fo:font-size="11pt" officeooo:paragraph-rsid="0044070f" style:font-size-asian="11pt" style:font-size-complex="11pt"/>
    </style:style>
    <style:style style:name="P45" style:family="paragraph" style:parent-style-name="Standard">
      <style:paragraph-properties fo:margin-top="0.0835in" fo:margin-bottom="0.111in" loext:contextual-spacing="false" fo:line-height="100%" fo:keep-together="always" fo:keep-with-next="always"/>
      <style:text-properties officeooo:paragraph-rsid="0068fbae"/>
    </style:style>
    <style:style style:name="P46" style:family="paragraph" style:parent-style-name="Standard">
      <style:paragraph-properties fo:margin-left="0.2035in" fo:margin-right="0in" fo:margin-top="0.0417in" fo:margin-bottom="0.0417in" loext:contextual-spacing="false" fo:line-height="100%" fo:keep-together="always" fo:text-indent="-0.2035in" style:auto-text-indent="false" fo:keep-with-next="always"/>
      <style:text-properties officeooo:paragraph-rsid="0068fbae"/>
    </style:style>
    <style:style style:name="P47" style:family="paragraph" style:parent-style-name="Standard">
      <style:paragraph-properties fo:margin-left="0.2035in" fo:margin-right="0in" fo:margin-top="0.0417in" fo:margin-bottom="0.0417in" loext:contextual-spacing="false" fo:line-height="100%" fo:keep-together="always" fo:text-indent="-0.2035in" style:auto-text-indent="false" fo:keep-with-next="always"/>
      <style:text-properties officeooo:paragraph-rsid="0068fbae" style:font-name-complex="Arial"/>
    </style:style>
    <style:style style:name="P48" style:family="paragraph" style:parent-style-name="Standard">
      <style:paragraph-properties fo:margin-left="0.578in" fo:margin-right="0in" fo:margin-top="0.0417in" fo:margin-bottom="0.0417in" loext:contextual-spacing="false" fo:line-height="100%" fo:keep-together="always" fo:text-indent="-0.5937in" style:auto-text-indent="false" fo:keep-with-next="always"/>
      <style:text-properties officeooo:paragraph-rsid="0068fbae"/>
    </style:style>
    <style:style style:name="P49" style:family="paragraph" style:parent-style-name="footnote_20_text" style:master-page-name="Converted2">
      <style:paragraph-properties style:page-number="auto"/>
    </style:style>
    <style:style style:name="P50" style:family="paragraph" style:parent-style-name="caption">
      <style:text-properties officeooo:paragraph-rsid="0068fbae"/>
    </style:style>
    <style:style style:name="T1" style:family="text">
      <style:text-properties officeooo:rsid="003a909a"/>
    </style:style>
    <style:style style:name="T2" style:family="text">
      <style:text-properties fo:font-size="11pt" fo:font-weight="normal" style:font-size-asian="9.60000038146973pt" style:font-weight-asian="normal" style:font-size-complex="11pt" style:font-weight-complex="normal"/>
    </style:style>
    <style:style style:name="T3" style:family="text">
      <style:text-properties fo:font-size="11pt" fo:font-weight="normal" officeooo:rsid="00111b68" style:font-size-asian="9.60000038146973pt" style:font-weight-asian="normal" style:font-size-complex="11pt" style:font-weight-complex="normal"/>
    </style:style>
    <style:style style:name="T4" style:family="text">
      <style:text-properties fo:font-size="11pt" fo:font-weight="normal" officeooo:rsid="0012b1aa" style:font-size-asian="9.60000038146973pt" style:font-weight-asian="normal" style:font-size-complex="11pt" style:font-weight-complex="normal"/>
    </style:style>
    <style:style style:name="T5" style:family="text">
      <style:text-properties fo:font-size="11pt" fo:font-weight="normal" officeooo:rsid="001373f1" style:font-size-asian="9.60000038146973pt" style:font-weight-asian="normal" style:font-size-complex="11pt" style:font-weight-complex="normal"/>
    </style:style>
    <style:style style:name="T6" style:family="text">
      <style:text-properties fo:font-size="11pt" fo:font-weight="normal" officeooo:rsid="0014635c" style:font-size-asian="9.60000038146973pt" style:font-weight-asian="normal" style:font-size-complex="11pt" style:font-weight-complex="normal"/>
    </style:style>
    <style:style style:name="T7" style:family="text">
      <style:text-properties fo:font-size="11pt" fo:font-weight="normal" officeooo:rsid="0015e797" style:font-size-asian="9.60000038146973pt" style:font-weight-asian="normal" style:font-size-complex="11pt" style:font-weight-complex="normal"/>
    </style:style>
    <style:style style:name="T8" style:family="text">
      <style:text-properties fo:font-size="11pt" fo:font-weight="normal" officeooo:rsid="0017ab17" style:font-size-asian="9.60000038146973pt" style:font-weight-asian="normal" style:font-size-complex="11pt" style:font-weight-complex="normal"/>
    </style:style>
    <style:style style:name="T9" style:family="text">
      <style:text-properties fo:font-size="11pt" fo:font-weight="normal" officeooo:rsid="001a7ad9" style:font-size-asian="9.60000038146973pt" style:font-weight-asian="normal" style:font-size-complex="11pt" style:font-weight-complex="normal"/>
    </style:style>
    <style:style style:name="T10" style:family="text">
      <style:text-properties fo:font-size="11pt" fo:font-weight="normal" officeooo:rsid="001a9ee2" style:font-size-asian="9.60000038146973pt" style:font-weight-asian="normal" style:font-size-complex="11pt" style:font-weight-complex="normal"/>
    </style:style>
    <style:style style:name="T11" style:family="text">
      <style:text-properties fo:font-size="11pt" fo:font-weight="normal" officeooo:rsid="00224182" style:font-size-asian="9.60000038146973pt" style:font-weight-asian="normal" style:font-size-complex="11pt" style:font-weight-complex="normal"/>
    </style:style>
    <style:style style:name="T12" style:family="text">
      <style:text-properties fo:font-size="11pt" fo:font-weight="normal" officeooo:rsid="002397da" style:font-size-asian="9.60000038146973pt" style:font-weight-asian="normal" style:font-size-complex="11pt" style:font-weight-complex="normal"/>
    </style:style>
    <style:style style:name="T13" style:family="text">
      <style:text-properties fo:font-size="11pt" fo:font-weight="normal" officeooo:rsid="002855a8" style:font-size-asian="9.60000038146973pt" style:font-weight-asian="normal" style:font-size-complex="11pt" style:font-weight-complex="normal"/>
    </style:style>
    <style:style style:name="T14"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5" style:family="text">
      <style:text-properties fo:font-size="11pt" fo:font-style="italic" fo:font-weight="normal" officeooo:rsid="001a7ad9" style:font-size-asian="9.60000038146973pt" style:font-style-asian="italic" style:font-weight-asian="normal" style:font-size-complex="11pt" style:font-style-complex="italic" style:font-weight-complex="normal"/>
    </style:style>
    <style:style style:name="T16" style:family="text">
      <style:text-properties fo:font-size="11pt" fo:font-style="italic" fo:font-weight="normal" officeooo:rsid="001a9ee2" style:font-size-asian="9.60000038146973pt" style:font-style-asian="italic" style:font-weight-asian="normal" style:font-size-complex="11pt" style:font-style-complex="italic" style:font-weight-complex="normal"/>
    </style:style>
    <style:style style:name="T17" style:family="text">
      <style:text-properties fo:font-size="11pt" fo:font-style="italic" fo:font-weight="normal" officeooo:rsid="0048c732" style:font-size-asian="9.60000038146973pt" style:font-style-asian="italic" style:font-weight-asian="normal" style:font-size-complex="11pt" style:font-style-complex="italic" style:font-weight-complex="normal"/>
    </style:style>
    <style:style style:name="T1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9" style:family="text">
      <style:text-properties fo:font-size="11pt" fo:font-style="normal" fo:font-weight="normal" officeooo:rsid="001a9ee2" style:font-size-asian="9.60000038146973pt" style:font-style-asian="normal" style:font-weight-asian="normal" style:font-size-complex="11pt" style:font-style-complex="normal" style:font-weight-complex="normal"/>
    </style:style>
    <style:style style:name="T20" style:family="text">
      <style:text-properties fo:font-size="11pt" fo:font-style="normal" fo:font-weight="normal" officeooo:rsid="001d96d1" style:font-size-asian="9.60000038146973pt" style:font-style-asian="normal" style:font-weight-asian="normal" style:font-size-complex="11pt" style:font-style-complex="normal" style:font-weight-complex="normal"/>
    </style:style>
    <style:style style:name="T21" style:family="text">
      <style:text-properties fo:font-size="11pt" fo:font-style="normal" fo:font-weight="normal" officeooo:rsid="001f8b46" style:font-size-asian="9.60000038146973pt" style:font-style-asian="normal" style:font-weight-asian="normal" style:font-size-complex="11pt" style:font-style-complex="normal" style:font-weight-complex="normal"/>
    </style:style>
    <style:style style:name="T22" style:family="text">
      <style:text-properties fo:font-size="11pt" fo:font-style="normal" fo:font-weight="normal" officeooo:rsid="00212c40" style:font-size-asian="9.60000038146973pt" style:font-style-asian="normal" style:font-weight-asian="normal" style:font-size-complex="11pt" style:font-style-complex="normal" style:font-weight-complex="normal"/>
    </style:style>
    <style:style style:name="T23" style:family="text">
      <style:text-properties fo:font-size="11pt" fo:font-style="normal" fo:font-weight="normal" officeooo:rsid="002397da" style:font-size-asian="9.60000038146973pt" style:font-style-asian="normal" style:font-weight-asian="normal" style:font-size-complex="11pt" style:font-style-complex="normal" style:font-weight-complex="normal"/>
    </style:style>
    <style:style style:name="T24" style:family="text">
      <style:text-properties fo:font-size="11pt" fo:font-style="normal" fo:font-weight="normal" officeooo:rsid="00239f7f" style:font-size-asian="9.60000038146973pt" style:font-style-asian="normal" style:font-weight-asian="normal" style:font-size-complex="11pt" style:font-style-complex="normal" style:font-weight-complex="normal"/>
    </style:style>
    <style:style style:name="T25" style:family="text">
      <style:text-properties fo:font-size="11pt" fo:font-style="normal" fo:font-weight="normal" officeooo:rsid="002855a8" style:font-size-asian="9.60000038146973pt" style:font-style-asian="normal" style:font-weight-asian="normal" style:font-size-complex="11pt" style:font-style-complex="normal" style:font-weight-complex="normal"/>
    </style:style>
    <style:style style:name="T26" style:family="text">
      <style:text-properties fo:font-size="11pt" fo:font-style="normal" fo:font-weight="normal" officeooo:rsid="00297005" style:font-size-asian="9.60000038146973pt" style:font-style-asian="normal" style:font-weight-asian="normal" style:font-size-complex="11pt" style:font-style-complex="normal" style:font-weight-complex="normal"/>
    </style:style>
    <style:style style:name="T27" style:family="text">
      <style:text-properties fo:font-size="11pt" fo:font-style="normal" fo:font-weight="normal" officeooo:rsid="002a7375"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2d64b7"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normal" officeooo:rsid="00383a9c" style:font-size-asian="9.60000038146973pt" style:font-style-asian="normal" style:font-weight-asian="normal" style:font-size-complex="11pt" style:font-style-complex="normal" style:font-weight-complex="normal"/>
    </style:style>
    <style:style style:name="T30" style:family="text">
      <style:text-properties fo:font-size="11pt" fo:font-style="normal" fo:font-weight="normal" officeooo:rsid="004afc28" style:font-size-asian="9.60000038146973pt" style:font-style-asian="normal" style:font-weight-asian="normal" style:font-size-complex="11pt" style:font-style-complex="normal" style:font-weight-complex="normal"/>
    </style:style>
    <style:style style:name="T31" style:family="text">
      <style:text-properties officeooo:rsid="0017d80f"/>
    </style:style>
    <style:style style:name="T32" style:family="text">
      <style:text-properties fo:font-style="italic" style:font-style-asian="italic" style:font-name-complex="Arial" style:font-style-complex="italic"/>
    </style:style>
    <style:style style:name="T33" style:family="text">
      <style:text-properties fo:font-style="italic" officeooo:rsid="0048c732" style:font-style-asian="italic" style:font-name-complex="Arial" style:font-style-complex="italic"/>
    </style:style>
    <style:style style:name="T34" style:family="text">
      <style:text-properties fo:font-style="italic" fo:font-weight="normal" style:font-style-asian="italic" style:font-weight-asian="normal" style:font-name-complex="Arial"/>
    </style:style>
    <style:style style:name="T35" style:family="text">
      <style:text-properties officeooo:rsid="00239f7f"/>
    </style:style>
    <style:style style:name="T36" style:family="text">
      <style:text-properties officeooo:rsid="0024a898"/>
    </style:style>
    <style:style style:name="T37" style:family="text">
      <style:text-properties officeooo:rsid="002855a8"/>
    </style:style>
    <style:style style:name="T38" style:family="text">
      <style:text-properties fo:language="el" fo:country="GR" style:font-name-asian="Times New Roman" style:font-name-complex="Times New Roman"/>
    </style:style>
    <style:style style:name="T39" style:family="text">
      <style:text-properties fo:language="el" fo:country="GR" officeooo:rsid="002d64b7" style:font-name-asian="Times New Roman" style:font-name-complex="Times New Roman"/>
    </style:style>
    <style:style style:name="T40" style:family="text">
      <style:text-properties fo:language="el" fo:country="GR" officeooo:rsid="0039cf49" style:font-name-asian="Times New Roman" style:font-name-complex="Times New Roman"/>
    </style:style>
    <style:style style:name="T41" style:family="text">
      <style:text-properties officeooo:rsid="002d64b7"/>
    </style:style>
    <style:style style:name="T42" style:family="text">
      <style:text-properties officeooo:rsid="002d8755"/>
    </style:style>
    <style:style style:name="T43" style:family="text">
      <style:text-properties fo:language="en" fo:country="US" style:font-name-complex="Arial"/>
    </style:style>
    <style:style style:name="T44" style:family="text">
      <style:text-properties fo:language="en" fo:country="US" fo:font-weight="bold" style:font-weight-asian="bold" style:font-name-complex="Arial" style:font-weight-complex="bold"/>
    </style:style>
    <style:style style:name="T45" style:family="text">
      <style:text-properties fo:language="en" fo:country="US" fo:font-style="italic" style:font-style-asian="italic" style:font-name-complex="Arial" style:font-style-complex="italic"/>
    </style:style>
    <style:style style:name="T46" style:family="text">
      <style:text-properties style:font-name-complex="Arial"/>
    </style:style>
    <style:style style:name="T47" style:family="text">
      <style:text-properties officeooo:rsid="00414494" style:font-name-complex="Arial"/>
    </style:style>
    <style:style style:name="T48" style:family="text">
      <style:text-properties officeooo:rsid="0042a119" style:font-name-complex="Arial"/>
    </style:style>
    <style:style style:name="T49" style:family="text">
      <style:text-properties officeooo:rsid="0045ee48" style:font-name-complex="Arial"/>
    </style:style>
    <style:style style:name="T50" style:family="text">
      <style:text-properties officeooo:rsid="00476ab6" style:font-name-complex="Arial"/>
    </style:style>
    <style:style style:name="T51" style:family="text">
      <style:text-properties fo:color="#800000" style:font-name-complex="Arial"/>
    </style:style>
    <style:style style:name="T52" style:family="text">
      <style:text-properties fo:color="#003366" fo:font-style="italic" style:font-style-asian="italic" style:font-name-complex="Arial" style:font-style-complex="italic"/>
    </style:style>
    <style:style style:name="T53" style:family="text">
      <style:text-properties fo:color="#003366" fo:font-style="italic" style:font-style-asian="italic" style:font-name-complex="Arial" style:font-style-complex="italic"/>
    </style:style>
    <style:style style:name="T54" style:family="text">
      <style:text-properties fo:color="#003366" style:font-name-complex="Arial"/>
    </style:style>
    <style:style style:name="T55" style:family="text">
      <style:text-properties fo:color="#003366" fo:language="en" fo:country="US" style:font-name-complex="Arial"/>
    </style:style>
    <style:style style:name="T56" style:family="text">
      <style:text-properties fo:color="#003366" fo:language="en" fo:country="US" fo:font-style="italic" style:font-style-asian="italic" style:font-name-complex="Arial" style:font-style-complex="italic"/>
    </style:style>
    <style:style style:name="T57" style:family="text">
      <style:text-properties fo:color="#003366" fo:language="en" fo:country="GB" fo:font-style="italic" style:font-style-asian="italic" style:font-name-complex="Arial" style:font-style-complex="italic"/>
    </style:style>
    <style:style style:name="T58" style:family="text">
      <style:text-properties officeooo:rsid="003ff47a"/>
    </style:style>
    <style:style style:name="T59" style:family="text">
      <style:text-properties officeooo:rsid="004b38f0"/>
    </style:style>
    <style:style style:name="T60" style:family="text">
      <style:text-properties officeooo:rsid="004fb6f5"/>
    </style:style>
    <style:style style:name="T61" style:family="text">
      <style:text-properties officeooo:rsid="0057da16"/>
    </style:style>
    <style:style style:name="T62" style:family="text">
      <style:text-properties officeooo:rsid="00590d89"/>
    </style:style>
    <style:style style:name="T63" style:family="text">
      <style:text-properties officeooo:rsid="005ed743"/>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5ed743" style:font-weight-asian="normal" style:font-weight-complex="normal"/>
    </style:style>
    <style:style style:name="T66" style:family="text">
      <style:text-properties officeooo:rsid="006111ee"/>
    </style:style>
    <style:style style:name="T67" style:family="text">
      <style:text-properties officeooo:rsid="0061ff8f"/>
    </style:style>
    <style:style style:name="T68" style:family="text">
      <style:text-properties officeooo:rsid="0062cdda"/>
    </style:style>
    <style:style style:name="T69" style:family="text">
      <style:text-properties officeooo:rsid="00640157"/>
    </style:style>
    <style:style style:name="T70" style:family="text">
      <style:text-properties fo:color="#ffffff" fo:font-weight="bold" style:font-weight-asian="bold" style:font-name-complex="Arial" style:font-weight-complex="bold"/>
    </style:style>
    <style:style style:name="T71" style:family="text">
      <style:text-properties fo:font-weight="bold" style:font-weight-asian="bold" style:font-name-complex="Arial" style:font-weight-complex="bold"/>
    </style:style>
    <style:style style:name="T72" style:family="text">
      <style:text-properties fo:language="en" fo:country="GB" style:font-name-complex="Arial"/>
    </style:style>
    <style:style style:name="T73" style:family="text">
      <style:text-properties fo:font-weight="normal" style:font-weight-asian="normal" style:font-name-complex="Arial"/>
    </style:style>
    <style:style style:name="T74" style:family="text">
      <style:text-properties officeooo:rsid="006da086"/>
    </style:style>
    <style:style style:name="T75" style:family="text">
      <style:text-properties officeooo:rsid="007144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Πίνακας"/>
      </text:sequence-decls>
      <text:p text:style-name="P27">Α1. <text:s text:c="2"/>Εισαγωγή</text:p>
      <text:p text:style-name="P7"/>
      <text:p text:style-name="P4"><text:span text:style-name="T2">Στις μέρες του σήμερα, η πληροφορία κατέχει έναν απο τους πιο σημαντικούς ρόλους στη</text:span><text:span text:style-name="T6">ν </text:span><text:span text:style-name="T5">επιβίωση</text:span><text:span text:style-name="T2"> </text:span><text:span text:style-name="T6">και επίτευξη των στόχων </text:span><text:span text:style-name="T3">της κάθε υποδομής βασισμένης στην κοινωνία μας, είτε ανήκει στο δημόσιο τομέα είτε στον ιδιωτικό. </text:span><text:span text:style-name="T5">Αυτή η ανάγκη λοιπόν για περισσότερη πληροφορία και τη διαχείρηση της οδηγεί απο μόνη της τη σημερινή πραγματικότητα με μεγάλους ρυθμούς, πράγμα που σημαίνει οτι αυξάνεται ταυτόχρονα και η πολυπλοκότητα, η κρισιμότητα </text:span><text:span text:style-name="T7">και η επικινδυνότητα που τη συνοδεύουν</text:span><text:span text:style-name="T5">. Έτσι, π</text:span><text:span text:style-name="T3">αράλληλα με τη </text:span><text:span text:style-name="T8">σημασία</text:span><text:span text:style-name="T3"> της πληροφορίας, </text:span><text:span text:style-name="T4">δημιουργείται</text:span><text:span text:style-name="T3"> </text:span><text:span text:style-name="T2">η ανάγκη για διαφύλαξη της απέναντι σε όλους τους πιθανούς κινδύνους που προκύπτουν μέσω της αλληλεξάρτησης των υποδομών </text:span><text:span text:style-name="T4">και των πιθανών ευπαθειών τους</text:span><text:span text:style-name="T2">. </text:span></text:p>
      <text:p text:style-name="P8"/>
      <text:p text:style-name="P3"><text:span text:style-name="T5">Ένα παράδειγμα που βοηθάει στην κατανόηση αυτού του προβλήματος είναι </text:span><text:span text:style-name="T6">η κρισιμότητα στον τομέα της υγείας, όπου ένα πλέγμα εξαρτώμενων δικτύων και συστημάτων (κρίσιμη υποδομή) πρέπει να παρέχει αξιόπιστη ροή υπηρεσιών και αγαθών για τη σωστή λειτουργία της αλλιώς δημιουργούνται σοβαρές επιπτώσεις. </text:span><text:span text:style-name="T8">Εξειδικεύοντας περισσότερο το παράδειγμα, ακόμα και οι καλύτερες και πιο σύγχρονες ιατρικές πληροφορίες δεν έχουν αξία αν δεν είναι προσβάσιμες απο τους ανθρώπους που προορίζονταν. Ακόμα χειρότερα, αν οι προσωπικές / ιατρικές πληροφορίες που αφορούν έναν ασθενή, τα οποία είναι ευαίσθητα προσωπικά δεδομένα, διαρρεύσουν.</text:span></text:p>
      <text:p text:style-name="P9"/>
      <text:p text:style-name="P9"/>
      <text:p text:style-name="P6">Α1.<text:span text:style-name="T31">1.</text:span> <text:s text:c="2"/><text:span text:style-name="T31">Περιγραφή</text:span></text:p>
      <text:p text:style-name="P10"/>
      <text:p text:style-name="P5"><text:span text:style-name="T12">Ένα</text:span><text:span text:style-name="T2"> τοπικό νοσοκομείο </text:span><text:span text:style-name="T12">που επεξεργάζεται παρόμοια ευαίσθητα προσωπικά δεδομένα,</text:span><text:span text:style-name="T2"> </text:span><text:span text:style-name="T12">με ονομασία </text:span><text:span text:style-name="T10">“</text:span><text:span text:style-name="T17">Γ</text:span><text:span text:style-name="T16">ρήγορο φτυάρι”</text:span><text:span text:style-name="T19">,</text:span><text:span text:style-name="T16"> </text:span><text:span text:style-name="T23">χρειάστηκε να δημιουργήσει το δικό του πληροφοριακό σύστημα με σκοπό την παρακολούθηση, καταγραφή και λειτουργία των ασθενών του </text:span><text:span text:style-name="T24">αλλά και των πληροφοριών των ιδίων και των υπαλλήλων του νοσοκομείου. Απευθύνθηκε, έτσι, στην εταιρία AUEB για τον έλεγχο και τη διασφάλιση της σωστής λειτουργίας του πληροφοριακού συστήματος του.</text:span></text:p>
      <text:p text:style-name="P11"/>
      <text:p text:style-name="P26"><text:span text:style-name="T2">Η ομάδα &lt;</text:span><text:span text:style-name="T14">p3130009</text:span><text:span text:style-name="T2">, </text:span><text:span text:style-name="T14">p3130093</text:span><text:span text:style-name="T2">&gt; </text:span><text:span text:style-name="T13">υπεύθυνη για τη συγκεκριμένη εργασία </text:span><text:span text:style-name="T9">εκ μέρους της εταιρίας AUEB (</text:span><text:span text:style-name="T15">Anonymous Ultimate E-Security Business</text:span><text:span text:style-name="T9">) </text:span><text:span text:style-name="T10">ανατέθηκε να διαμορφώσει ένα </text:span><text:span text:style-name="T11">ολοκληρωμένο </text:span><text:span text:style-name="T10">σχέδιο ασφάλειας για τo τοπικό νοσοκομείο </text:span><text:span text:style-name="T20">σε συνδυασμό με</text:span><text:span text:style-name="T19"> την αναλυτική αξιολόγηση / διαχείριση επικινδυνότητας του πληροφοριακού συστήματος που χρησιμοποιεί το νοσοκομείο. </text:span><text:span text:style-name="T20">Πιο συγκεκριμένα, η ομάδα εξουσιοδοτήθηκε να προσδιορίσει τα βασικά στοιχεία του συστήματος, να πραγματοποιήσει τη μελέτη ασφαλείας πάνω στην δικτυακή τοπολογία </text:span><text:span text:style-name="T22">και το inventory</text:span><text:span text:style-name="T20"> που </text:span><text:span text:style-name="T21">της δώθηκε,</text:span><text:span text:style-name="T20"> </text:span><text:span text:style-name="T21">μέσω μιας ιδιαίτερης μεθοδολογίας που βασίζεται στο κομμάτι του risk assessment και management </text:span><text:span text:style-name="T20">και να πραγματοποιήσει τη συγγραφή τ</text:span><text:span text:style-name="T21">ης συγκεκριμένης αναφοράς – εργασίας προτείνοντας </text:span><text:span text:style-name="T25">τελικά </text:span><text:span text:style-name="T21">βιώσιμες λύσεις στη διοίκηση του νοσοκομείου.</text:span></text:p>
      <text:p text:style-name="P12"/>
      <text:p text:style-name="P16">Εν ολίγοις, <text:span text:style-name="T62">η αναφορά πληροί όλα τα στοιχεία ενος ολοκληρωμένου σχεδίου ασφάλειας που αφορά την αξιολόγηση και τη διαχείριση επικινδυνότας ενω προορίζεται για κοινό όπως ομάδες υπεύθυνες για τη δημιουργία ή το χειρισμό της ασφάλειας και ιδιοκτήτες συστημάτων. Μέσω αυτής της μελέτης, το σύστημα προσδιορίστηκε ως λειτουργίσιμο υποστηρίζοντας έναν μεγάλο αριθμό hardware και software, δημιουργώντας ένα δίκτυο μεσαίας κλίμακας. Διαπιστώθηκε μετριοπαθή </text:span><text:soft-page-break/><text:span text:style-name="T62">επίπεδο επιπτώσεων έχοντας έναν σχετικά μεσαίο αριθμό ευπαθειών ανα αγαθό εκπληρώνοντας τις βασικές υποθέσεις για τη μη ολοκληρωμένη ασφάλεια του συστήματος. Με βάση αυτό τον ισχυρισμό, δίνονται επιπλέον τα βασικά μέτρα αντιπετώπισης των θεμάτων ασφάλειας που αναλύθηκαν.</text:span></text:p>
      <text:p text:style-name="P17"/>
      <text:p text:style-name="P18"/>
      <text:p text:style-name="P18"/>
      <text:p text:style-name="P18"/>
      <text:p text:style-name="P18"/>
      <text:p text:style-name="P18"/>
      <text:p text:style-name="P18"/>
      <text:p text:style-name="P23">Α1.<text:span text:style-name="T36">2.</text:span> <text:s text:c="2"/><text:span text:style-name="T35">Δομή</text:span></text:p>
      <text:p text:style-name="P13"/>
      <text:p text:style-name="P13">Η δομή της <text:span text:style-name="T37">εργασίας</text:span> <text:span text:style-name="T61">στο σύνολο </text:span>είναι αρκετά απλή και συγκροτείται ως εξής :</text:p>
      <text:p text:style-name="P2"/>
      <text:list xml:id="list3298275263" text:style-name="L1">
        <text:list-item>
          <text:p text:style-name="P33"><text:span text:style-name="T25">Α</text:span><text:span text:style-name="T18">ναφορά </text:span><text:span text:style-name="T29">και επεξήγηση</text:span><text:span text:style-name="T18"> μεθοδολογία</text:span><text:span text:style-name="T29">ς</text:span><text:span text:style-name="T18"> τ</text:span><text:span text:style-name="T30">ου σχεδίου </text:span><text:span text:style-name="T25">ασφάλειας (</text:span><text:span text:style-name="T28">αξιολόγηση / διαχείριση</text:span><text:span text:style-name="T25">).</text:span></text:p>
        </text:list-item>
        <text:list-item>
          <text:p text:style-name="P34"><text:span text:style-name="T28">Π</text:span><text:span text:style-name="T27">εριγραφή</text:span><text:span text:style-name="T26"> </text:span><text:span text:style-name="T27">του πεδίου </text:span><text:span text:style-name="T28">(συστήματος)</text:span><text:span text:style-name="T27"> που αναπτύσσεται το προβλήμα</text:span><text:span text:style-name="T26"> </text:span><text:span text:style-name="T28">της μελέτης.</text:span></text:p>
        </text:list-item>
        <text:list-item>
          <text:p text:style-name="P35">Καταγραφή <text:span text:style-name="T42">και επεξήγηση</text:span> των απαραίτητων στοιχείων <text:span text:style-name="T41">για την αξιολόγηση και διαχείριση της επικινδυνότητας</text:span> <text:span text:style-name="T41">βάσει της μεθολογίας που χρησιμοποιήθηκε (αγαθά, απειλές, κτλπα).</text:span></text:p>
        </text:list-item>
        <text:list-item>
          <text:p text:style-name="P36"><text:span text:style-name="T39">Εντοπισμός</text:span><text:span text:style-name="T38"> και περιγρ</text:span><text:span text:style-name="T39">αφή</text:span><text:span text:style-name="T38"> τ</text:span><text:span text:style-name="T39">ων</text:span><text:span text:style-name="T38"> οργανωτικ</text:span><text:span text:style-name="T39">ών </text:span><text:span text:style-name="T38">και τεχνικ</text:span><text:span text:style-name="T39">ών</text:span><text:span text:style-name="T38"> μέτρ</text:span><text:span text:style-name="T39">ων</text:span><text:span text:style-name="T38"> που πρέπει να ληφθούν για την διαχείριση της επικινδυνότητας </text:span><text:span text:style-name="T40">σύμφωνα με τα προηγούμενα αποτελέσματα.</text:span></text:p>
        </text:list-item>
        <text:list-item>
          <text:p text:style-name="P37">Περίληψη των πιο κρίσιμων αποτελεσμάτων <text:span text:style-name="T59">των</text:span> λύσεων που κρίνονται απαραίτητα.</text:p>
        </text:list-item>
      </text:list>
      <text:p text:style-name="P38"/>
      <text:p text:style-name="P38"/>
      <text:p text:style-name="P38"/>
      <text:p text:style-name="P28">Α<text:span text:style-name="T58">2</text:span>. <text:s text:c="2"/><text:span text:style-name="T58">Μεθοδολογία μελέτης ασφάλειας</text:span></text:p>
      <text:p text:style-name="P30"/>
      <text:p text:style-name="P42"><text:span text:style-name="T47">Για τη δ</text:span><text:span text:style-name="T46">ιαχείριση </text:span><text:span text:style-name="T47">ε</text:span><text:span text:style-name="T46">πικινδυνότητας του “</text:span><text:span text:style-name="T33">Γρήγορο φτυάρι” </text:span><text:span text:style-name="T46">χρ</text:span><text:span text:style-name="T48">ησ</text:span><text:span text:style-name="T46">ιμοποιήθηκε παραμετροποιημένη μέθοδος του </text:span><text:span text:style-name="T43">ISO</text:span><text:span text:style-name="T46">27001</text:span><text:span text:style-name="T43">K</text:span><text:span text:style-name="T43"><text:note text:id="ftn1" text:note-class="footnote"><text:note-citation>1</text:note-citation><text:note-body><text:p text:style-name="P49"><text:a xlink:type="simple" xlink:href="http://www.iso27001security.com/html/toolkit.html" text:style-name="Internet_20_link" text:visited-style-name="Visited_20_Internet_20_Link"><text:span text:style-name="T46">http://www.iso27001security.com/html/toolkit.html</text:span></text:a></text:p></text:note-body></text:note></text:span><text:span text:style-name="T51">.</text:span><text:span text:style-name="T46"> </text:span><text:span text:style-name="T43">Ε</text:span><text:span text:style-name="T46">πιλέχθηκε για τη συγκεκριμένη εργασία για τους εξής λόγους :</text:span></text:p>
      <text:p text:style-name="P41"/>
      <text:list xml:id="list1113510785" text:style-name="L2">
        <text:list-item>
          <text:p text:style-name="P44"><text:span text:style-name="T46">Αποτελεί πρότυπη μέθοδο και έχει αναπτυχθεί με σκοπό να εφαρμ</text:span><text:span text:style-name="T49">οσ</text:span><text:span text:style-name="T46">τεί στην εκπαίδευση.</text:span></text:p>
        </text:list-item>
        <text:list-item>
          <text:p text:style-name="P44"><text:span text:style-name="T46">Συνοδεύεται από αυτοματοποιημένο </text:span><text:span text:style-name="T43">excel</text:span><text:span text:style-name="T46"> </text:span><text:span text:style-name="T52">(tool)</text:span><text:span text:style-name="T46"> που υποστηρίζει όλα τα στ</text:span><text:span text:style-name="T50">άδ</text:span><text:span text:style-name="T46">ια της </text:span><text:span text:style-name="T50">εφαρμογής</text:span><text:span text:style-name="T46">.</text:span></text:p>
        </text:list-item>
        <text:list-item>
          <text:p text:style-name="P39"><text:span text:style-name="T46">Καλύπτει όλες τις συνιστώσες της ασφάλειας των πληροφοριακών συστημάτων, </text:span><text:span text:style-name="T50">περιλαμβανομένων</text:span><text:span text:style-name="T46"> του τε</text:span><text:span text:style-name="T50">χ</text:span><text:span text:style-name="T46">νικού παρ</text:span><text:span text:style-name="T50">άγ</text:span><text:span text:style-name="T46">οντα, των θ</text:span><text:span text:style-name="T50">εμ</text:span><text:span text:style-name="T46">άτων διαδικασιών και προσωπι</text:span><text:span text:style-name="T50">κ</text:span><text:span text:style-name="T46">ού, της φ</text:span><text:span text:style-name="T50">υσ</text:span><text:span text:style-name="T46">ικής ασφάλειας, της α</text:span><text:span text:style-name="T50">σ</text:span><text:span text:style-name="T46">φάλειας </text:span><text:span text:style-name="T50">δικτύων</text:span><text:span text:style-name="T46"> κλπ.</text:span></text:p>
        </text:list-item>
      </text:list>
      <text:p text:style-name="P40"><text:span text:style-name="T46"/></text:p>
      <text:p text:style-name="P40"><text:span text:style-name="T46"/></text:p>
      <text:p text:style-name="P24">Α<text:span text:style-name="T60">2</text:span>.<text:span text:style-name="T60">1.</text:span> <text:s text:c="2"/><text:span text:style-name="T60">Σκοπός</text:span></text:p>
      <text:p text:style-name="P14"/>
      <text:p text:style-name="P22"><text:soft-page-break/><text:span text:style-name="T64">Ουσιαστικά ο κύριος σκοπός εφαρμογής risk assessment και management (ISO 270001k) είναι να εξετάσει αρχικά την επάρκεια της ασφάλειας του συστήματος. Έπειτα, μια τέτοια αναφορά επιτρέπει τη δομημένη, ποσοτική εκτίμηση της ευαισθησίας του περιβάλλοντος και του πεδίου όπου εφαρμόζεται το πληροφοριακό σύστημα, </text:span><text:span text:style-name="T65">προσμετρώντας απειλές, ευπάθειες, ρίσκα, κινδύνους και επιπτώσεις. Μια τέτοια εκτίμηση επίσης έχει σκοπό τις συστάσεις για αποδοτικά (όσον αφορά το κόστος) μέτρα ασφαλείας για να μετριάσουν τις πιθανές απειλές και εξαρτώμενες ευπάθειες.</text:span></text:p>
      <text:p text:style-name="P40"><text:span text:style-name="T46"/></text:p>
      <text:p text:style-name="P40"><text:span text:style-name="T46"/></text:p>
      <text:p text:style-name="P25">Α<text:span text:style-name="T60">2</text:span>.<text:span text:style-name="T66">2.</text:span> <text:s text:c="2"/><text:span text:style-name="T63">Εύρος</text:span></text:p>
      <text:p text:style-name="P15"/>
      <text:p text:style-name="P20">Το εύρος <text:span text:style-name="T67">της συγκεκριμένης εκτίμησης αφορά την χρήση πόρων, συστατικών και μέσων του συστήματος για την καταγραφή και διαχείριση των ευπαθειών που είναι εκτεθιμένες σε πιθανές απειλές εσωτερικές ή εξωτερικές του νοσοκομείου. Βασίζεται στη διασφάλιση της ακεραιότητας (προστασία απο μη εξουσιοδοτημένη τροποποίηση), της διαθεσιμότητας (προστασία απο αδυναμίες πρόσβασης) και της εμπιστευτικότητας (προστασία απο μη εξουσιοδοτημένη παράθεση) των πληροφοριών που διαχειρίζεται το πληροφοριακό σύστημα του νοσοκομείου.</text:span></text:p>
      <text:p text:style-name="P19"/>
      <text:p text:style-name="P19"/>
      <text:p text:style-name="P19"/>
      <text:p text:style-name="P19"/>
      <text:p text:style-name="P25">Α<text:span text:style-name="T60">2</text:span>.<text:span text:style-name="T69">3.</text:span> <text:s text:c="2"/><text:span text:style-name="T68">Προσέγγιση</text:span></text:p>
      <text:p text:style-name="P15"/>
      <text:p text:style-name="P21"/>
      <table:table table:name="Table1" table:style-name="Table1">
        <table:table-column table:style-name="Table1.A"/>
        <table:table-column table:style-name="Table1.B"/>
        <table:table-row table:style-name="Table1.1">
          <table:table-cell table:style-name="Table1.A1" office:value-type="string">
            <text:p text:style-name="P45"><text:span text:style-name="T70">Στάδιο</text:span></text:p>
          </table:table-cell>
          <table:table-cell table:style-name="Table1.B1" office:value-type="string">
            <text:p text:style-name="P45"><text:span text:style-name="T70">Βήματα</text:span></text:p>
          </table:table-cell>
        </table:table-row>
        <table:table-row table:style-name="Table1.1">
          <table:table-cell table:style-name="Table1.A2" office:value-type="string">
            <text:p text:style-name="P46"><text:span text:style-name="T44">1.</text:span><text:span text:style-name="T43"> </text:span><text:span text:style-name="T54">Προσδιορισμός</text:span><text:span text:style-name="T55"> </text:span><text:span text:style-name="T54">και</text:span><text:span text:style-name="T55"> </text:span><text:span text:style-name="T54">αποτί</text:span><text:span text:style-name="T55">­</text:span><text:span text:style-name="T54">μη</text:span><text:span text:style-name="T55">­</text:span><text:span text:style-name="T54">ση</text:span><text:span text:style-name="T55"> </text:span><text:span text:style-name="T54">αγα</text:span><text:span text:style-name="T55">­</text:span><text:span text:style-name="T54">θών</text:span><text:span text:style-name="T55"> </text:span><text:span text:style-name="T56">(</text:span><text:span text:style-name="T57">iden</text:span><text:span text:style-name="T56">­</text:span><text:span text:style-name="T57">tifi</text:span><text:span text:style-name="T56">­</text:span><text:span text:style-name="T57">ca</text:span><text:span text:style-name="T56">­</text:span><text:span text:style-name="T57">t</text:span><text:span text:style-name="T56">­</text:span><text:span text:style-name="T57">i</text:span><text:span text:style-name="T56">­</text:span><text:span text:style-name="T57">on</text:span><text:span text:style-name="T56"> </text:span><text:span text:style-name="T57">and</text:span><text:span text:style-name="T56"> </text:span><text:span text:style-name="T57">valuation</text:span><text:span text:style-name="T56"> </text:span><text:span text:style-name="T57">of</text:span><text:span text:style-name="T56"> </text:span><text:span text:style-name="T57">assets</text:span><text:span text:style-name="T56">)</text:span></text:p>
          </table:table-cell>
          <table:table-cell table:style-name="Table1.B2" office:value-type="string">
            <text:p text:style-name="P48"><text:span text:style-name="T32">Βήμα 1</text:span><text:span text:style-name="T46">: Περιγραφή πληροφοριακών συστημάτων και ε­γκα­­ταστάσεων</text:span></text:p>
            <text:p text:style-name="P48"><text:span text:style-name="T32">Βήμα 2: </text:span><text:span text:style-name="T46">Αποτίμηση αγαθών πληροφοριακών συ­στη­μά­των και <text:s/>εγκα­τα­στάσεων</text:span><text:span text:style-name="T32"> </text:span></text:p>
            <text:p text:style-name="P48"><text:span text:style-name="T32">Βήμα 3: </text:span><text:span text:style-name="T46">Επιβεβαίωση και επικύρωση απο­τί­μη­σης</text:span></text:p>
          </table:table-cell>
        </table:table-row>
        <table:table-row table:style-name="Table1.1">
          <table:table-cell table:style-name="Table1.A2" office:value-type="string">
            <text:p text:style-name="P46"><text:span text:style-name="T71">2.</text:span><text:span text:style-name="T46"> <text:s/></text:span><text:span text:style-name="T54">Ανάλυση επικιν­δυ­νό­τη­τας </text:span><text:span text:style-name="T52">(risk analysis)</text:span></text:p>
            <text:p text:style-name="P47"/>
          </table:table-cell>
          <table:table-cell table:style-name="Table1.B3" office:value-type="string">
            <text:p text:style-name="P48"><text:span text:style-name="T32">Βήμα 1: </text:span><text:span text:style-name="T46">Προσδιορισμός απειλών που αφορούν κάθε Α­γα­θό (asset)</text:span></text:p>
            <text:p text:style-name="P48"><text:span text:style-name="T32">Βήμα</text:span><text:span text:style-name="T45"> 2: </text:span><text:span text:style-name="T46">Εκτίμηση</text:span><text:span text:style-name="T43"> </text:span><text:span text:style-name="T46">απειλών</text:span><text:span text:style-name="T43"> (</text:span><text:span text:style-name="T72">threat</text:span><text:span text:style-name="T43"> </text:span><text:span text:style-name="T72">assessment</text:span><text:span text:style-name="T43">) </text:span><text:span text:style-name="T46">και</text:span><text:span text:style-name="T43"> </text:span><text:span text:style-name="T46">α</text:span><text:span text:style-name="T43">­</text:span><text:span text:style-name="T46">δυ</text:span><text:span text:style-name="T43">­</text:span><text:span text:style-name="T46">να</text:span><text:span text:style-name="T43">­­</text:span><text:span text:style-name="T46">μιών</text:span><text:span text:style-name="T43"> (</text:span><text:span text:style-name="T72">vulne</text:span><text:span text:style-name="T43">­</text:span><text:span text:style-name="T72">r</text:span><text:span text:style-name="T43">­</text:span><text:span text:style-name="T72">ability</text:span><text:span text:style-name="T43"> </text:span><text:span text:style-name="T72">assessment</text:span><text:span text:style-name="T43">)</text:span></text:p>
            <text:p text:style-name="P48"><text:span text:style-name="T32">Βήμα 3: </text:span><text:span text:style-name="T46">Υπολογισμός επικινδυνότητας συνδυασμών Α­γα­θό-Απειλή-Αδυναμία</text:span></text:p>
            <text:p text:style-name="P48"><text:span text:style-name="T32">Βήμα 4: </text:span><text:span text:style-name="T46">Επιβεβαίωση και επικύρωση βαθμού επικιν­δυ­νό­</text:span><text:soft-page-break/><text:span text:style-name="T46">τη­τας</text:span></text:p>
          </table:table-cell>
        </table:table-row>
        <table:table-row table:style-name="Table1.1">
          <table:table-cell table:style-name="Table1.A2" office:value-type="string">
            <text:p text:style-name="P46"><text:span text:style-name="T71">3.</text:span><text:span text:style-name="T46"> <text:s/></text:span><text:span text:style-name="T54">Διαχείριση επικιν­δυ­νό­τη­τας </text:span><text:span text:style-name="T52">(risk manage­ment)</text:span></text:p>
          </table:table-cell>
          <table:table-cell table:style-name="Table1.B4" office:value-type="string">
            <text:p text:style-name="P48"><text:span text:style-name="T32">Βήμα 1: </text:span><text:span text:style-name="T46">Προσδιορισμός προτεινόμενων αντιμέτρων</text:span></text:p>
            <text:p text:style-name="P48"><text:span text:style-name="T32">Βήμα 2: </text:span><text:span text:style-name="T46">Σχέδιο ασφάλειας πληροφοριακών συστη­μά­των και εγκα­τα­στάσεων</text:span></text:p>
          </table:table-cell>
        </table:table-row>
      </table:table>
      <text:p text:style-name="P50"><text:bookmark-start text:name="_Toc358751531"/><text:bookmark-start text:name="_Toc358067952"/>Πίνακας <text:sequence text:ref-name="refΠίνακας0" text:name="Πίνακας" text:formula="ooow:Πίνακας+1" style:num-format="1">1</text:sequence>: <text:span text:style-name="T34">Στάδια και βήματα της </text:span><text:bookmark-end text:name="_Toc358751531"/><text:bookmark-end text:name="_Toc358067952"/><text:span text:style-name="T34">Ανάλυσης και Διαχείρισης επικινδυνότητας</text:span></text:p>
      <text:p text:style-name="P31"><text:span text:style-name="T73"/></text:p>
      <text:p text:style-name="P32"><text:span text:style-name="T73"/></text:p>
      <text:p text:style-name="P32"><text:span text:style-name="T73"/></text:p>
      <text:p text:style-name="P28">Α<text:span text:style-name="T75">3</text:span>. <text:s text:c="2"/><text:span text:style-name="T74">Περιγραφή πληροφοριακού συστήματος (ΠΣ)</text:span></text:p>
      <text:p text:style-name="P30"/>
      <text:p text:style-name="P43"><text:span text:style-name="T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Garamond" svg:font-family="Garamond" style:font-family-generic="roman" style:font-pitch="variable"/>
    <style:font-face style:name="Noto Sans Disp" svg:font-family="'Noto Sans Disp'" style:font-family-generic="roman" style:font-pitch="variable"/>
    <style:font-face style:name="Noto Serif Georgian" svg:font-family="'Noto Serif Georgian'" style:font-family-generic="roman" style:font-pitch="variable"/>
    <style:font-face style:name="Noto Sans Disp1" svg:font-family="'Noto Sans Disp'"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Noto Sans Disp2" svg:font-family="'Noto Sans Disp'"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Disp" fo:font-size="12pt" fo:language="en" fo:country="US" style:letter-kerning="true" style:font-name-asian="Noto Sans Disp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Disp" fo:font-size="12pt" fo:language="en" fo:country="US" style:letter-kerning="true" style:font-name-asian="Noto Sans Disp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Disp1" fo:font-family="'Noto Sans Disp'" style:font-family-generic="swiss" style:font-pitch="variable" fo:font-size="14pt" style:font-name-asian="Noto Sans Disp2" style:font-family-asian="'Noto Sans Disp'"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in" fo:margin-bottom="0.0835in" loext:contextual-spacing="false" style:line-height-at-least="0.25in" fo:text-align="justify" style:justify-single-word="false" fo:keep-with-next="always"/>
      <style:text-properties fo:color="#003366" style:font-name="Garamond" fo:font-family="Garamond" style:font-family-generic="roman" style:font-pitch="variable" fo:font-size="15pt" fo:font-weight="bold" style:letter-kerning="true" style:font-name-asian="MS Mincho" style:font-family-asian="'MS Mincho'" style:font-family-generic-asian="system" style:font-pitch-asian="variable" style:font-size-asian="15pt" style:font-weight-asian="bold" style:font-name-complex="Arial" style:font-family-complex="Arial" style:font-family-generic-complex="system" style:font-pitch-complex="variable" style:font-size-complex="15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0984in" fo:margin-right="-0.3634in" fo:margin-top="0in" fo:margin-bottom="0in" loext:contextual-spacing="true" fo:line-height="100%" fo:text-align="justify" style:justify-single-word="false" fo:text-indent="-0.0984in" style:auto-text-indent="false"/>
      <style:text-properties style:font-name="Garamond" fo:font-family="Garamond" style:font-family-generic="roman" style:font-pitch="variable" fo:font-size="10pt" style:font-name-asian="MS Mincho" style:font-family-asian="'MS Mincho'"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top="0in" fo:margin-bottom="0.1665in" loext:contextual-spacing="false" style:line-height-at-least="0.25in" fo:text-align="center" style:justify-single-word="false"/>
      <style:text-properties style:font-name="Garamond" fo:font-family="Garamond" style:font-family-generic="roman" style:font-pitch="variable" fo:font-size="10pt" fo:font-weight="bold" style:font-name-asian="MS Mincho" style:font-family-asian="'MS Mincho'"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 style:display-name="ListLabel 4" style:family="text">
      <style:text-properties fo:font-size="12pt" fo:font-style="normal" style:font-style-asian="normal"/>
    </style:style>
    <style:style style:name="ListLabel_20_5" style:display-name="ListLabel 5" style:family="text">
      <style:text-properties fo:font-style="normal" style:font-style-asian="normal"/>
    </style:style>
    <style:style style:name="ListLabel_20_6" style:display-name="ListLabel 6"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 style:font-family-complex="Arial" style:font-family-generic-complex="system" style:font-pitch-complex="variable" style:font-size-complex="1pt" style:font-style-complex="normal" style:font-weight-complex="normal" style:text-emphasize="none" style:text-scale="100%" text:display="tru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prefix="Α"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prefix="Α" style:num-format="1" text:display-levels="2">
        <style:list-level-properties text:list-level-position-and-space-mode="label-alignment">
          <style:list-level-label-alignment text:label-followed-by="listtab" text:list-tab-stop-position="0.9846in" fo:text-indent="-0.9055in" fo:margin-left="0.9055in"/>
        </style:list-level-properties>
      </text:list-level-style-number>
      <text:list-level-style-number text:level="3" style:num-prefix="Α"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 style:num-prefix="Α"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5" style:num-prefix="A" style:num-format="1" text:display-levels="2">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prefix="A"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A"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text:list-tab-stop-position="0.3902in" fo:text-indent="-0.25in" fo:margin-left="0.3902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383a9c" officeooo:paragraph-rsid="00383a9c" style:font-size-asian="10pt" style:font-size-complex="10pt"/>
    </style:style>
    <style:style style:name="MT1" style:family="text">
      <style:text-properties officeooo:rsid="003a909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Σελίδα</text:span> <text:page-number text:select-page="current">2</text:page-number></text:p>
      </style:footer>
    </style:master-page>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5:41:24.241844069</meta:creation-date>
    <dc:date>2017-11-14T12:27:31.098688518</dc:date>
    <meta:editing-duration>PT6H36M1S</meta:editing-duration>
    <meta:editing-cycles>78</meta:editing-cycles>
    <meta:generator>LibreOffice/5.4.2.2.0$Linux_X86_64 LibreOffice_project/40m0$Build-2</meta:generator>
    <meta:document-statistic meta:table-count="1" meta:image-count="0" meta:object-count="0" meta:page-count="4" meta:paragraph-count="42" meta:word-count="877" meta:character-count="6577" meta:non-whitespace-character-count="5729"/>
  </office:meta>
</office:document-meta>
</file>